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Kinnari" svg:font-family="Kinn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Umpush" svg:font-family="Umpush" style:font-family-generic="system" style:font-pitch="variable"/>
    <style:font-face style:name="Angsana New" svg:font-family="Angsana New" style:font-family-generic="roman" style:font-pitch="variable" svg:panose-1="2 2 6 3 5 4 5 2 3 4"/>
    <style:font-face style:name="Garuda" svg:font-family="Garuda" style:font-family-generic="system" style:font-pitch="variable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Garuda" style:font-name-complex="Garuda" style:font-size-complex="12pt"/>
    </style:style>
    <style:style style:name="P12" style:parent-style-name="Normal" style:family="paragraph">
      <style:paragraph-properties style:text-autospace="none" style:vertical-align="auto"/>
      <style:text-properties fo:hyphenate="true"/>
    </style:style>
    <style:style style:name="T1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P15" style:parent-style-name="Normal" style:family="paragraph">
      <style:paragraph-properties style:text-autospace="none" style:vertical-align="auto"/>
      <style:text-properties fo:hyphenate="true"/>
    </style:style>
    <style:style style:name="T1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7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P18" style:parent-style-name="Normal" style:family="paragraph">
      <style:paragraph-properties style:text-autospace="none" style:vertical-align="auto"/>
      <style:text-properties fo:hyphenate="true"/>
    </style:style>
    <style:style style:name="T1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2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P2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22" style:parent-style-name="Normal" style:family="paragraph">
      <style:paragraph-properties style:text-autospace="none" style:vertical-align="auto"/>
      <style:text-properties fo:hyphenate="true"/>
    </style:style>
    <style:style style:name="T23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/>
    </style:style>
    <style:style style:name="P24" style:parent-style-name="Normal" style:family="paragraph">
      <style:paragraph-properties style:text-autospace="none" style:vertical-align="auto"/>
      <style:text-properties fo:hyphenate="true"/>
    </style:style>
    <style:style style:name="T2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2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2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3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3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3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3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3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35" style:parent-style-name="Normal" style:family="paragraph">
      <style:paragraph-properties style:text-autospace="none" style:vertical-align="auto"/>
      <style:text-properties fo:hyphenate="true"/>
    </style:style>
    <style:style style:name="T3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3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3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3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4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4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4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4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4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4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46" style:parent-style-name="Normal" style:family="paragraph">
      <style:paragraph-properties style:text-autospace="none" style:vertical-align="auto"/>
      <style:text-properties fo:hyphenate="true"/>
    </style:style>
    <style:style style:name="T4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4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4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5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5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5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5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5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5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5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5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58" style:parent-style-name="Normal" style:family="paragraph">
      <style:paragraph-properties style:text-autospace="none" style:vertical-align="auto"/>
      <style:text-properties fo:hyphenate="true"/>
    </style:style>
    <style:style style:name="T59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/>
    </style:style>
    <style:style style:name="P60" style:parent-style-name="Normal" style:family="paragraph">
      <style:paragraph-properties style:text-autospace="none" style:vertical-align="auto"/>
      <style:text-properties fo:hyphenate="true"/>
    </style:style>
    <style:style style:name="T6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6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6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64" style:parent-style-name="Normal" style:family="paragraph">
      <style:paragraph-properties style:text-autospace="none" style:vertical-align="auto"/>
      <style:text-properties fo:hyphenate="true"/>
    </style:style>
    <style:style style:name="T6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6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6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6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6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70" style:parent-style-name="Normal" style:family="paragraph">
      <style:paragraph-properties style:text-autospace="none" style:vertical-align="auto"/>
      <style:text-properties fo:hyphenate="true"/>
    </style:style>
    <style:style style:name="T7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7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7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7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75" style:parent-style-name="Normal" style:family="paragraph">
      <style:paragraph-properties style:text-autospace="none" style:vertical-align="auto"/>
      <style:text-properties fo:hyphenate="true"/>
    </style:style>
    <style:style style:name="T7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7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7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79" style:parent-style-name="Normal" style:family="paragraph">
      <style:paragraph-properties style:text-autospace="none" style:vertical-align="auto"/>
      <style:text-properties fo:hyphenate="true"/>
    </style:style>
    <style:style style:name="T8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8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8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8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8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8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86" style:parent-style-name="Normal" style:family="paragraph">
      <style:paragraph-properties style:text-autospace="none" style:vertical-align="auto"/>
      <style:text-properties fo:hyphenate="true"/>
    </style:style>
    <style:style style:name="T8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8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8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9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9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9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9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9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96" style:parent-style-name="Normal" style:family="paragraph">
      <style:paragraph-properties style:text-autospace="none" style:vertical-align="auto"/>
      <style:text-properties fo:hyphenate="true"/>
    </style:style>
    <style:style style:name="T9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9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9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0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0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0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0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10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10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10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10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108" style:parent-style-name="Normal" style:family="paragraph">
      <style:paragraph-properties style:text-autospace="none" style:vertical-align="auto"/>
      <style:text-properties fo:hyphenate="true"/>
    </style:style>
    <style:style style:name="T10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1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1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1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1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1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15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1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11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118" style:parent-style-name="Normal" style:family="paragraph">
      <style:paragraph-properties style:text-autospace="none" style:vertical-align="auto"/>
      <style:text-properties fo:hyphenate="true"/>
    </style:style>
    <style:style style:name="T11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2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2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2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2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2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2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12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12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12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12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130" style:parent-style-name="Normal" style:family="paragraph">
      <style:paragraph-properties style:text-autospace="none" style:vertical-align="auto"/>
      <style:text-properties fo:hyphenate="true"/>
    </style:style>
    <style:style style:name="T13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3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3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3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3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3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37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3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13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140" style:parent-style-name="Normal" style:family="paragraph">
      <style:paragraph-properties style:text-autospace="none" style:vertical-align="auto"/>
      <style:text-properties fo:hyphenate="true"/>
    </style:style>
    <style:style style:name="T14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4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4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4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4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4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4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14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14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15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15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15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153" style:parent-style-name="Normal" style:family="paragraph">
      <style:paragraph-properties style:text-autospace="none" style:vertical-align="auto"/>
      <style:text-properties fo:hyphenate="true"/>
    </style:style>
    <style:style style:name="T15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5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5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5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5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5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6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6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16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16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16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16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166" style:parent-style-name="Normal" style:family="paragraph">
      <style:paragraph-properties style:text-autospace="none" style:vertical-align="auto"/>
      <style:text-properties fo:hyphenate="true"/>
    </style:style>
    <style:style style:name="T16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6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6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7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71" style:parent-style-name="DefaultParagraphFont" style:family="text">
      <style:text-properties style:font-name="Cascadia Mono" style:font-name-complex="Cascadia Mono" fo:color="#6F008A" style:letter-kerning="false" fo:font-size="9.5pt" style:font-size-asian="9.5pt" style:font-size-complex="9.5pt"/>
    </style:style>
    <style:style style:name="T17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17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17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17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176" style:parent-style-name="Normal" style:family="paragraph">
      <style:paragraph-properties style:text-autospace="none" style:vertical-align="auto"/>
      <style:text-properties fo:hyphenate="true"/>
    </style:style>
    <style:style style:name="T17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7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7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8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8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182" style:parent-style-name="Normal" style:family="paragraph">
      <style:paragraph-properties style:text-autospace="none" style:vertical-align="auto"/>
      <style:text-properties fo:hyphenate="true"/>
    </style:style>
    <style:style style:name="T18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8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8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18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18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188" style:parent-style-name="Normal" style:family="paragraph">
      <style:paragraph-properties style:text-autospace="none" style:vertical-align="auto"/>
      <style:text-properties fo:hyphenate="true"/>
    </style:style>
    <style:style style:name="T189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/>
    </style:style>
    <style:style style:name="P190" style:parent-style-name="Normal" style:family="paragraph">
      <style:paragraph-properties style:text-autospace="none" style:vertical-align="auto"/>
      <style:text-properties fo:hyphenate="true"/>
    </style:style>
    <style:style style:name="T19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9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9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9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9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9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9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9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20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20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202" style:parent-style-name="Normal" style:family="paragraph">
      <style:paragraph-properties style:text-autospace="none" style:vertical-align="auto"/>
      <style:text-properties fo:hyphenate="true"/>
    </style:style>
    <style:style style:name="T20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20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20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20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20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208" style:parent-style-name="Normal" style:family="paragraph">
      <style:paragraph-properties style:text-autospace="none" style:vertical-align="auto"/>
      <style:text-properties fo:hyphenate="true"/>
    </style:style>
    <style:style style:name="T20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21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21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21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21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214" style:parent-style-name="Normal" style:family="paragraph">
      <style:paragraph-properties style:text-autospace="none" style:vertical-align="auto"/>
      <style:text-properties style:font-name="Cascadia Mono" style:font-name-complex="Cascadia Mono" fo:color="#0000FF" style:letter-kerning="false" fo:font-size="9.5pt" style:font-size-asian="9.5pt" style:font-size-complex="9.5pt" fo:hyphenate="true"/>
    </style:style>
    <style:style style:name="P215" style:parent-style-name="Normal" style:family="paragraph">
      <style:paragraph-properties style:text-autospace="none" style:vertical-align="auto"/>
      <style:text-properties style:font-name="Cascadia Mono" style:font-name-complex="Cascadia Mono" fo:color="#0000FF" style:letter-kerning="false" fo:font-size="9.5pt" style:font-size-asian="9.5pt" style:font-size-complex="9.5pt" fo:hyphenate="true"/>
    </style:style>
    <style:style style:name="P216" style:parent-style-name="Normal" style:family="paragraph">
      <style:paragraph-properties style:text-autospace="none" style:vertical-align="auto"/>
      <style:text-properties style:font-name="Cascadia Mono" style:font-name-complex="Cascadia Mono" fo:color="#0000FF" style:letter-kerning="false" fo:font-size="9.5pt" style:font-size-asian="9.5pt" style:font-size-complex="9.5pt" fo:hyphenate="true"/>
    </style:style>
    <style:style style:name="P217" style:parent-style-name="Normal" style:family="paragraph">
      <style:paragraph-properties style:text-autospace="none" style:vertical-align="auto"/>
      <style:text-properties style:font-name="Cascadia Mono" style:font-name-complex="Cascadia Mono" fo:color="#0000FF" style:letter-kerning="false" fo:font-size="9.5pt" style:font-size-asian="9.5pt" style:font-size-complex="9.5pt" fo:hyphenate="true"/>
    </style:style>
    <style:style style:name="P218" style:parent-style-name="Normal" style:family="paragraph">
      <style:paragraph-properties style:text-autospace="none" style:vertical-align="auto"/>
      <style:text-properties style:font-name="Cascadia Mono" style:font-name-complex="Cascadia Mono" fo:color="#0000FF" style:letter-kerning="false" fo:font-size="9.5pt" style:font-size-asian="9.5pt" style:font-size-complex="9.5pt" fo:hyphenate="true"/>
    </style:style>
    <style:style style:name="P219" style:parent-style-name="Normal" style:family="paragraph">
      <style:paragraph-properties style:text-autospace="none" style:vertical-align="auto"/>
      <style:text-properties fo:hyphenate="true"/>
    </style:style>
    <style:style style:name="T22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2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22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2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22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22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22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2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22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22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23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231" style:parent-style-name="Normal" style:family="paragraph">
      <style:paragraph-properties style:text-autospace="none" style:vertical-align="auto"/>
      <style:text-properties fo:hyphenate="true"/>
    </style:style>
    <style:style style:name="T23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233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23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23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23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23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23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239" style:parent-style-name="Normal" style:family="paragraph">
      <style:paragraph-properties style:text-autospace="none" style:vertical-align="auto"/>
      <style:text-properties fo:hyphenate="true"/>
    </style:style>
    <style:style style:name="T24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241" style:parent-style-name="DefaultParagraphFont" style:family="text">
      <style:text-properties style:font-name="Cascadia Mono" style:font-name-complex="Cascadia Mono" fo:color="#6F008A" style:letter-kerning="false" fo:font-size="9.5pt" style:font-size-asian="9.5pt" style:font-size-complex="9.5pt"/>
    </style:style>
    <style:style style:name="T24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24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24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245" style:parent-style-name="Normal" style:family="paragraph">
      <style:paragraph-properties style:text-autospace="none" style:vertical-align="auto"/>
      <style:text-properties fo:hyphenate="true"/>
    </style:style>
    <style:style style:name="T24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4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24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4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25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25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25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5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25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25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25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257" style:parent-style-name="Normal" style:family="paragraph">
      <style:paragraph-properties style:text-autospace="none" style:vertical-align="auto"/>
      <style:text-properties fo:hyphenate="true"/>
    </style:style>
    <style:style style:name="T25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25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26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26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26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263" style:parent-style-name="Normal" style:family="paragraph">
      <style:paragraph-properties style:text-autospace="none" style:vertical-align="auto"/>
      <style:text-properties fo:hyphenate="true"/>
    </style:style>
    <style:style style:name="T26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265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26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26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268" style:parent-style-name="Standard" style:family="paragraph">
      <style:text-properties style:font-name="Garuda" style:font-name-complex="Garuda" style:font-size-complex="12pt"/>
    </style:style>
    <style:style style:name="P269" style:parent-style-name="Standard" style:family="paragraph">
      <style:text-properties style:font-name="Garuda" style:font-name-complex="Garuda" style:font-size-complex="12pt"/>
    </style:style>
    <style:style style:name="P270" style:parent-style-name="Standard" style:family="paragraph">
      <style:text-properties style:font-name="Garuda" style:font-name-complex="Garuda" style:font-size-complex="12pt"/>
    </style:style>
    <style:style style:name="P271" style:parent-style-name="Standard" style:family="paragraph">
      <style:text-properties style:font-name="Garuda" style:font-name-complex="Garuda" style:font-size-complex="12pt"/>
    </style:style>
    <style:style style:name="P272" style:parent-style-name="Standard" style:family="paragraph">
      <style:text-properties style:font-name="Garuda" style:font-name-complex="Garuda" style:font-size-complex="12pt"/>
    </style:style>
    <style:style style:name="P273" style:parent-style-name="Standard" style:family="paragraph">
      <style:text-properties style:font-name="Garuda" style:font-name-complex="Garuda" style:font-size-complex="12pt"/>
    </style:style>
    <style:style style:name="P274" style:parent-style-name="Standard" style:family="paragraph">
      <style:text-properties style:font-name="Garuda" style:font-name-complex="Garuda" style:font-size-complex="12pt"/>
    </style:style>
    <style:style style:name="P275" style:parent-style-name="Standard" style:family="paragraph">
      <style:text-properties style:font-name="Garuda" style:font-name-complex="Garuda" style:font-size-complex="12pt"/>
    </style:style>
    <style:style style:name="P276" style:parent-style-name="Standard" style:family="paragraph">
      <style:text-properties style:font-name="Garuda" style:font-name-complex="Garuda" style:font-size-complex="12pt"/>
    </style:style>
    <style:style style:name="P277" style:parent-style-name="Standard" style:family="paragraph">
      <style:text-properties style:font-name="Garuda" style:font-name-complex="Garuda" style:font-size-complex="12pt"/>
    </style:style>
    <style:style style:name="P278" style:parent-style-name="Standard" style:family="paragraph">
      <style:text-properties style:font-name="Garuda" style:font-name-complex="Garuda" style:font-size-complex="12pt"/>
    </style:style>
    <style:style style:name="P279" style:parent-style-name="Standard" style:family="paragraph">
      <style:text-properties style:font-name="Garuda" style:font-name-complex="Garuda" style:font-size-complex="12pt"/>
    </style:style>
    <style:style style:name="P280" style:parent-style-name="Standard" style:family="paragraph">
      <style:text-properties style:font-name="Garuda" style:font-name-complex="Garuda" style:font-size-complex="12pt"/>
    </style:style>
    <style:style style:name="P281" style:parent-style-name="Standard" style:family="paragraph">
      <style:text-properties style:font-name="Garuda" style:font-name-complex="Garuda" style:font-size-complex="12pt"/>
    </style:style>
    <style:style style:name="P282" style:parent-style-name="Standard" style:family="paragraph">
      <style:text-properties style:font-name="Garuda" style:font-name-complex="Garuda" style:font-size-complex="12pt"/>
    </style:style>
    <style:style style:name="P283" style:parent-style-name="Standard" style:family="paragraph">
      <style:text-properties style:font-name="Garuda" style:font-name-complex="Garuda" style:font-size-complex="12pt"/>
    </style:style>
    <style:style style:name="P284" style:parent-style-name="Standard" style:family="paragraph">
      <style:text-properties style:font-name="Garuda" style:font-name-complex="Garuda" style:font-size-complex="12pt"/>
    </style:style>
    <style:style style:name="P285" style:parent-style-name="Standard" style:family="paragraph">
      <style:text-properties style:font-name="Garuda" style:font-name-complex="Garuda" style:font-size-complex="12pt"/>
    </style:style>
    <style:style style:name="P286" style:parent-style-name="Standard" style:family="paragraph">
      <style:text-properties style:font-name="Garuda" style:font-name-complex="Garuda" style:font-size-complex="12pt"/>
    </style:style>
    <style:style style:name="P287" style:parent-style-name="Standard" style:family="paragraph">
      <style:text-properties style:font-name="Garuda" style:font-name-complex="Garuda" style:font-size-complex="12pt"/>
    </style:style>
    <style:style style:name="P288" style:parent-style-name="Standard" style:family="paragraph">
      <style:text-properties style:font-name="Garuda" style:font-name-complex="Garuda" style:font-size-complex="12pt"/>
    </style:style>
    <style:style style:name="P289" style:parent-style-name="Standard" style:family="paragraph">
      <style:text-properties style:font-name="Garuda" style:font-name-complex="Garuda" style:font-size-complex="12pt"/>
    </style:style>
    <style:style style:name="P290" style:parent-style-name="Standard" style:family="paragraph">
      <style:text-properties style:font-name="Garuda" style:font-name-complex="Garuda" style:font-size-complex="12pt"/>
    </style:style>
    <style:style style:name="P291" style:parent-style-name="Standard" style:family="paragraph">
      <style:text-properties style:font-name="Garuda" style:font-name-complex="Garuda" style:font-size-complex="12pt"/>
    </style:style>
    <style:style style:name="P292" style:parent-style-name="Standard" style:family="paragraph">
      <style:text-properties style:font-name="Garuda" style:font-name-complex="Garuda" style:font-size-complex="12pt"/>
    </style:style>
    <style:style style:name="P293" style:parent-style-name="Standard" style:family="paragraph">
      <style:text-properties style:font-name="Garuda" style:font-name-complex="Garuda" style:font-size-complex="12pt"/>
    </style:style>
    <style:style style:name="P294" style:parent-style-name="Standard" style:family="paragraph">
      <style:text-properties style:font-name="Garuda" style:font-name-complex="Garuda" style:font-size-complex="12pt"/>
    </style:style>
    <style:style style:name="P295" style:parent-style-name="Standard" style:family="paragraph">
      <style:text-properties style:font-name="Garuda" style:font-name-complex="Garuda" style:font-size-complex="12pt"/>
    </style:style>
  </office:automatic-styles>
  <office:body>
    <office:text text:use-soft-page-breaks="true">
      <text:p text:style-name="P1">Code:</text:p>
      <text:p text:style-name="P12"><text:span text:style-name="T13">#include</text:span><text:span text:style-name="T14">&lt;stdio.h&gt;</text:span></text:p>
      <text:p text:style-name="P15"><text:span text:style-name="T16">#include</text:span><text:span text:style-name="T17">&lt;conio.h&gt;</text:span></text:p>
      <text:p text:style-name="P18"><text:span text:style-name="T19">#include</text:span><text:span text:style-name="T20">&lt;Windows.h&gt;</text:span></text:p>
      <text:p text:style-name="P21"/>
      <text:p text:style-name="P22"><text:span text:style-name="T23">//Function Declaration</text:span></text:p>
      <text:p text:style-name="P24"><text:span text:style-name="T25">void</text:span><text:span text:style-name="T26"><text:s/>erase_ship(</text:span><text:span text:style-name="T27">int</text:span><text:span text:style-name="T28"><text:s/></text:span><text:span text:style-name="T29">x</text:span><text:span text:style-name="T30">,<text:s/></text:span><text:span text:style-name="T31">int</text:span><text:span text:style-name="T32"><text:s/></text:span><text:span text:style-name="T33">y</text:span><text:span text:style-name="T34">);</text:span></text:p>
      <text:p text:style-name="P35"><text:span text:style-name="T36">void</text:span><text:span text:style-name="T37"><text:s/>draw_ship(</text:span><text:span text:style-name="T38">int</text:span><text:span text:style-name="T39"><text:s/></text:span><text:span text:style-name="T40">x</text:span><text:span text:style-name="T41">,<text:s/></text:span><text:span text:style-name="T42">int</text:span><text:span text:style-name="T43"><text:s/></text:span><text:span text:style-name="T44">y</text:span><text:span text:style-name="T45">);</text:span></text:p>
      <text:p text:style-name="P46"><text:span text:style-name="T47">void</text:span><text:span text:style-name="T48"><text:s/>gotoxy(</text:span><text:span text:style-name="T49">int</text:span><text:span text:style-name="T50"><text:s/></text:span><text:span text:style-name="T51">x</text:span><text:span text:style-name="T52">,<text:s/></text:span><text:span text:style-name="T53">int</text:span><text:span text:style-name="T54"><text:s/></text:span><text:span text:style-name="T55">y</text:span><text:span text:style-name="T56">);</text:span></text:p>
      <text:p text:style-name="P57"/>
      <text:p text:style-name="P58"><text:span text:style-name="T59">//Main Loop</text:span></text:p>
      <text:p text:style-name="P60"><text:span text:style-name="T61">int</text:span><text:span text:style-name="T62"><text:s/>main()</text:span></text:p>
      <text:p text:style-name="P63">{</text:p>
      <text:p text:style-name="P64"><text:span text:style-name="T65"><text:tab/></text:span><text:span text:style-name="T66">char</text:span><text:span text:style-name="T67"><text:s/>ch =<text:s/></text:span><text:span text:style-name="T68">' '</text:span><text:span text:style-name="T69">;</text:span></text:p>
      <text:p text:style-name="P70"><text:span text:style-name="T71"><text:tab/></text:span><text:span text:style-name="T72">int</text:span><text:span text:style-name="T73"><text:s/>x = 38, y = 20;</text:span></text:p>
      <text:p text:style-name="P74"><text:tab/>draw_ship(x, y);</text:p>
      <text:p text:style-name="P75"><text:span text:style-name="T76"><text:tab/></text:span><text:span text:style-name="T77">do</text:span><text:span text:style-name="T78"><text:s/>{</text:span></text:p>
      <text:p text:style-name="P79"><text:span text:style-name="T80"><text:tab/></text:span><text:span text:style-name="T81"><text:tab/></text:span><text:span text:style-name="T82"><text:tab/></text:span><text:span text:style-name="T83">if</text:span><text:span text:style-name="T84"><text:s/>(_kbhit()) {</text:span></text:p>
      <text:p text:style-name="P85"><text:tab/><text:tab/><text:tab/><text:tab/>ch = _getch();</text:p>
      <text:p text:style-name="P86"><text:span text:style-name="T87"><text:tab/></text:span><text:span text:style-name="T88"><text:tab/></text:span><text:span text:style-name="T89"><text:tab/></text:span><text:span text:style-name="T90"><text:tab/></text:span><text:span text:style-name="T91">if</text:span><text:span text:style-name="T92"><text:s/>(ch ==<text:s/></text:span><text:span text:style-name="T93">'a'</text:span><text:span text:style-name="T94">)</text:span></text:p>
      <text:p text:style-name="P95"><text:tab/><text:tab/><text:tab/><text:tab/>{<text:s/></text:p>
      <text:p text:style-name="P96"><text:span text:style-name="T97"><text:tab/></text:span><text:span text:style-name="T98"><text:tab/></text:span><text:span text:style-name="T99"><text:tab/></text:span><text:span text:style-name="T100"><text:tab/></text:span><text:span text:style-name="T101"><text:tab/></text:span><text:span text:style-name="T102">if</text:span><text:span text:style-name="T103"><text:s/>(x &gt; 0)</text:span></text:p>
      <text:p text:style-name="P104"><text:tab/><text:tab/><text:tab/><text:tab/><text:tab/>{</text:p>
      <text:p text:style-name="P105"><text:tab/><text:tab/><text:tab/><text:tab/><text:tab/><text:tab/>draw_ship(--x, y);</text:p>
      <text:p text:style-name="P106"><text:tab/><text:tab/><text:tab/><text:tab/><text:tab/>}</text:p>
      <text:p text:style-name="P107"><text:tab/><text:tab/><text:tab/><text:tab/>}</text:p>
      <text:p text:style-name="P108"><text:span text:style-name="T109"><text:tab/></text:span><text:span text:style-name="T110"><text:tab/></text:span><text:span text:style-name="T111"><text:tab/></text:span><text:span text:style-name="T112"><text:tab/></text:span><text:span text:style-name="T113">if</text:span><text:span text:style-name="T114"><text:s/>(ch ==<text:s/></text:span><text:span text:style-name="T115">'d'</text:span><text:span text:style-name="T116">)<text:s/></text:span></text:p>
      <text:p text:style-name="P117"><text:tab/><text:tab/><text:tab/><text:tab/>{</text:p>
      <text:p text:style-name="P118"><text:span text:style-name="T119"><text:tab/></text:span><text:span text:style-name="T120"><text:tab/></text:span><text:span text:style-name="T121"><text:tab/></text:span><text:span text:style-name="T122"><text:tab/></text:span><text:span text:style-name="T123"><text:tab/></text:span><text:span text:style-name="T124">if</text:span><text:span text:style-name="T125"><text:s/>(x &lt; 80)</text:span></text:p>
      <text:p text:style-name="P126"><text:tab/><text:tab/><text:tab/><text:tab/><text:tab/>{</text:p>
      <text:p text:style-name="P127"><text:tab/><text:tab/><text:tab/><text:tab/><text:tab/><text:tab/>draw_ship(++x, y);</text:p>
      <text:p text:style-name="P128"><text:tab/><text:tab/><text:tab/><text:tab/><text:tab/>}</text:p>
      <text:p text:style-name="P129"><text:tab/><text:tab/><text:tab/><text:tab/>}</text:p>
      <text:p text:style-name="P130"><text:span text:style-name="T131"><text:tab/></text:span><text:span text:style-name="T132"><text:tab/></text:span><text:span text:style-name="T133"><text:tab/></text:span><text:span text:style-name="T134"><text:tab/></text:span><text:span text:style-name="T135">if</text:span><text:span text:style-name="T136"><text:s/>(ch ==<text:s/></text:span><text:span text:style-name="T137">'w'</text:span><text:span text:style-name="T138">)</text:span></text:p>
      <text:p text:style-name="P139"><text:tab/><text:tab/><text:tab/><text:tab/>{</text:p>
      <text:p text:style-name="P140"><text:span text:style-name="T141"><text:tab/></text:span><text:span text:style-name="T142"><text:tab/></text:span><text:span text:style-name="T143"><text:tab/></text:span><text:span text:style-name="T144"><text:tab/></text:span><text:span text:style-name="T145"><text:tab/></text:span><text:span text:style-name="T146">if</text:span><text:span text:style-name="T147"><text:s/>(y &gt; 0)</text:span></text:p>
      <text:p text:style-name="P148"><text:tab/><text:tab/><text:tab/><text:tab/><text:tab/>{</text:p>
      <text:p text:style-name="P149"><text:tab/><text:tab/><text:tab/><text:tab/><text:tab/><text:tab/>erase_ship(x,y);</text:p>
      <text:p text:style-name="P150"><text:tab/><text:tab/><text:tab/><text:tab/><text:tab/><text:tab/>draw_ship(x, --y);</text:p>
      <text:p text:style-name="P151"><text:tab/><text:tab/><text:tab/><text:tab/><text:tab/>}</text:p>
      <text:p text:style-name="P152"><text:tab/><text:tab/><text:tab/><text:tab/>}</text:p>
      <text:p text:style-name="P153"><text:span text:style-name="T154"><text:tab/></text:span><text:span text:style-name="T155"><text:tab/></text:span><text:span text:style-name="T156"><text:tab/></text:span><text:span text:style-name="T157"><text:tab/></text:span><text:span text:style-name="T158">if</text:span><text:span text:style-name="T159"><text:s/>(ch ==<text:s/></text:span><text:span text:style-name="T160">'s'</text:span><text:span text:style-name="T161">)</text:span></text:p>
      <text:p text:style-name="P162"><text:tab/><text:tab/><text:tab/><text:tab/>{</text:p>
      <text:p text:style-name="P163"><text:tab/><text:tab/><text:tab/><text:tab/><text:tab/>erase_ship(x, y);</text:p>
      <text:p text:style-name="P164"><text:tab/><text:tab/><text:tab/><text:tab/><text:tab/>draw_ship(x, ++y);</text:p>
      <text:p text:style-name="P165"><text:tab/><text:tab/><text:tab/><text:tab/>}</text:p>
      <text:p text:style-name="P166"><text:span text:style-name="T167"><text:tab/></text:span><text:span text:style-name="T168"><text:tab/></text:span><text:span text:style-name="T169"><text:tab/></text:span><text:span text:style-name="T170"><text:tab/>fflush(</text:span><text:span text:style-name="T171">stdin</text:span><text:span text:style-name="T172">);</text:span></text:p>
      <text:p text:style-name="P173"><text:tab/><text:tab/><text:tab/>}</text:p>
      <text:p text:style-name="P174"><text:tab/><text:tab/><text:tab/>Sleep(500);</text:p>
      <text:p text:style-name="P175"/>
      <text:p text:style-name="P176"><text:span text:style-name="T177"><text:tab/>}<text:s/></text:span><text:span text:style-name="T178">while</text:span><text:span text:style-name="T179"><text:s/>(ch !=<text:s/></text:span><text:span text:style-name="T180">'x'</text:span><text:span text:style-name="T181">);</text:span></text:p>
      <text:p text:style-name="P182"><text:span text:style-name="T183"><text:tab/></text:span><text:span text:style-name="T184">return</text:span><text:span text:style-name="T185"><text:s/>0;</text:span></text:p>
      <text:p text:style-name="P186">}</text:p>
      <text:p text:style-name="P187"/>
      <text:p text:style-name="P188"><text:span text:style-name="T189">//Function Setup</text:span></text:p>
      <text:p text:style-name="P190"><text:span text:style-name="T191">void</text:span><text:span text:style-name="T192"><text:s/>draw_ship(</text:span><text:span text:style-name="T193">int</text:span><text:span text:style-name="T194"><text:s/></text:span><text:span text:style-name="T195">x</text:span><text:span text:style-name="T196">,<text:s/></text:span><text:span text:style-name="T197">int</text:span><text:span text:style-name="T198"><text:s/></text:span><text:span text:style-name="T199">y</text:span><text:span text:style-name="T200">)</text:span></text:p>
      <text:p text:style-name="P201">{</text:p>
      <text:p text:style-name="P202"><text:span text:style-name="T203"><text:tab/>gotoxy(</text:span><text:span text:style-name="T204">x</text:span><text:span text:style-name="T205">,<text:s/></text:span><text:span text:style-name="T206">y</text:span><text:span text:style-name="T207">);</text:span></text:p>
      <text:p text:style-name="P208"><text:span text:style-name="T209"><text:tab/>printf(</text:span><text:span text:style-name="T210">" &lt;-0-&gt; "</text:span><text:span text:style-name="T211">);</text:span></text:p>
      <text:p text:style-name="P212">}</text:p>
      <text:p text:style-name="P213"/>
      <text:p text:style-name="P214"/>
      <text:p text:style-name="P215"/>
      <text:p text:style-name="P216"/>
      <text:p text:style-name="P217"/>
      <text:p text:style-name="P218"/>
      <text:p text:style-name="P219"><text:span text:style-name="T220">void</text:span><text:span text:style-name="T221"><text:s/>gotoxy(</text:span><text:span text:style-name="T222">int</text:span><text:span text:style-name="T223"><text:s/></text:span><text:span text:style-name="T224">x</text:span><text:span text:style-name="T225">,<text:s/></text:span><text:span text:style-name="T226">int</text:span><text:span text:style-name="T227"><text:s/></text:span><text:span text:style-name="T228">y</text:span><text:span text:style-name="T229">)</text:span></text:p>
      <text:p text:style-name="P230">{</text:p>
      <text:p text:style-name="P231"><text:span text:style-name="T232"><text:tab/></text:span><text:span text:style-name="T233">COORD</text:span><text:span text:style-name="T234"><text:s/>c = {<text:s/></text:span><text:span text:style-name="T235">x</text:span><text:span text:style-name="T236">,<text:s/></text:span><text:span text:style-name="T237">y</text:span><text:span text:style-name="T238"><text:s/>};</text:span></text:p>
      <text:p text:style-name="P239"><text:span text:style-name="T240"><text:tab/>SetConsoleCursorPosition(GetStdHandle(</text:span><text:span text:style-name="T241">STD_OUTPUT_HANDLE</text:span><text:span text:style-name="T242">), c);</text:span></text:p>
      <text:p text:style-name="P243">}</text:p>
      <text:p text:style-name="P244"/>
      <text:p text:style-name="P245"><text:span text:style-name="T246">void</text:span><text:span text:style-name="T247"><text:s/>erase_ship(</text:span><text:span text:style-name="T248">int</text:span><text:span text:style-name="T249"><text:s/></text:span><text:span text:style-name="T250">x</text:span><text:span text:style-name="T251">,<text:s/></text:span><text:span text:style-name="T252">int</text:span><text:span text:style-name="T253"><text:s/></text:span><text:span text:style-name="T254">y</text:span><text:span text:style-name="T255">)</text:span></text:p>
      <text:p text:style-name="P256">{</text:p>
      <text:p text:style-name="P257"><text:span text:style-name="T258"><text:tab/>gotoxy(</text:span><text:span text:style-name="T259">x</text:span><text:span text:style-name="T260">,<text:s/></text:span><text:span text:style-name="T261">y</text:span><text:span text:style-name="T262">);</text:span></text:p>
      <text:p text:style-name="P263"><text:span text:style-name="T264"><text:tab/>printf(</text:span><text:span text:style-name="T265">" <text:s text:c="6"/>"</text:span><text:span text:style-name="T266">);</text:span></text:p>
      <text:p text:style-name="Standard"><text:span text:style-name="T267">}</text:span></text:p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Kinnari" svg:font-family="Kinn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Umpush" svg:font-family="Umpush" style:font-family-generic="system" style:font-pitch="variable"/>
    <style:font-face style:name="Angsana New" svg:font-family="Angsana New" style:font-family-generic="roman" style:font-pitch="variable" svg:panose-1="2 2 6 3 5 4 5 2 3 4"/>
    <style:font-face style:name="Garuda" svg:font-family="Garuda" style:font-family-generic="system" style:font-pitch="variable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Kinn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6pt" fo:background-color="transparent" style:text-underline-type="none" style:text-underline-color="font-color" style:text-emphasize="none" fo:language="en" fo:country="US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Umpush" fo:font-size="14pt" style:font-size-asian="14pt" style:font-size-complex="18.5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Angsana New" fo:hyphenate="false"/>
    </style:style>
    <style:style style:name="FooterChar" style:display-name="Footer Char" style:family="text" style:parent-style-name="DefaultParagraphFont">
      <style:text-properties style:font-name-complex="Angsana New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DefaultParagraphFont" style:family="text">
      <style:text-properties style:font-name="Garuda" style:font-name-complex="Garuda" style:font-size-complex="12pt"/>
    </style:style>
    <style:style style:name="T3" style:parent-style-name="DefaultParagraphFont" style:family="text">
      <style:text-properties style:font-name="Garuda" style:font-name-complex="Garuda" style:font-size-complex="12pt"/>
    </style:style>
    <style:style style:name="T4" style:parent-style-name="DefaultParagraphFont" style:family="text">
      <style:text-properties style:font-name="Garuda" style:font-name-complex="Garuda" style:font-size-complex="12pt"/>
    </style:style>
    <style:style style:name="T5" style:parent-style-name="DefaultParagraphFont" style:family="text">
      <style:text-properties style:font-name="Garuda" style:font-name-complex="Garuda" style:font-size-complex="12pt"/>
    </style:style>
    <style:style style:name="T6" style:parent-style-name="DefaultParagraphFont" style:family="text">
      <style:text-properties style:font-name="Garuda" style:font-name-complex="Garuda" style:font-size-complex="12pt"/>
    </style:style>
    <style:style style:name="T7" style:parent-style-name="DefaultParagraphFont" style:family="text">
      <style:text-properties style:font-name="Garuda" style:font-name-complex="Garuda" style:font-size-complex="12pt"/>
    </style:style>
    <style:style style:name="T8" style:parent-style-name="DefaultParagraphFont" style:family="text">
      <style:text-properties style:font-name="Garuda" style:font-name-complex="Angsana New" style:font-size-complex="12pt" style:script-type="complex"/>
    </style:style>
    <style:style style:name="T9" style:parent-style-name="DefaultParagraphFont" style:family="text">
      <style:text-properties style:font-name="Garuda" style:font-name-complex="Angsana New" style:font-size-complex="12pt" style:script-type="complex"/>
    </style:style>
    <style:style style:name="T10" style:parent-style-name="DefaultParagraphFont" style:family="text">
      <style:text-properties style:font-name="Garuda" style:font-name-complex="Angsana New" style:font-size-complex="12pt" style:script-type="complex"/>
    </style:style>
    <style:style style:name="T11" style:parent-style-name="DefaultParagraphFont" style:family="text">
      <style:text-properties style:font-name="Garuda" style:font-name-complex="Angsana New" style:font-size-complex="12pt" style:script-type="complex"/>
    </style:style>
  </office:automatic-styles>
  <office:master-styles>
    <style:master-page style:name="MP0" style:page-layout-name="PL0">
      <style:header>
        <text:p text:style-name="Header"><text:span text:style-name="T2">Lab 5 : Text Mode Game 01</text:span><text:span text:style-name="T3"><text:tab/></text:span><text:span text:style-name="T4"><text:tab/>6</text:span><text:span text:style-name="T5">5</text:span><text:span text:style-name="T6">010</text:span><text:span text:style-name="T7">409</text:span><text:span text:style-name="T8"><text:s/></text:span><text:span text:style-name="T9">ธนธัส</text:span><text:span text:style-name="T10"><text:s/></text:span><text:span text:style-name="T11">พินธุ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inthu</meta:initial-creator>
    <dc:creator>THANATHAT PINTHU</dc:creator>
    <meta:creation-date>2022-08-30T03:13:00Z</meta:creation-date>
    <dc:date>2022-08-30T03:13:00Z</dc:date>
    <meta:print-date>2022-08-30T03:11:00Z</meta:print-date>
    <meta:template xlink:href="Normal.dotm" xlink:type="simple"/>
    <meta:editing-cycles>2</meta:editing-cycles>
    <meta:editing-duration>PT240S</meta:editing-duration>
    <meta:document-statistic meta:page-count="2" meta:paragraph-count="2" meta:word-count="155" meta:character-count="1038" meta:row-count="7" meta:non-whitespace-character-count="885"/>
  </office:meta>
</office:document-meta>
</file>